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ac2ab" officeooo:paragraph-rsid="001ac2ab"/>
    </style:style>
    <style:style style:name="P2" style:family="paragraph" style:parent-style-name="Standard">
      <style:text-properties officeooo:rsid="001ac2ab" officeooo:paragraph-rsid="002255ef"/>
    </style:style>
    <style:style style:name="P3" style:family="paragraph" style:parent-style-name="Standard">
      <style:text-properties officeooo:rsid="001ac2ab" officeooo:paragraph-rsid="0026e284"/>
    </style:style>
    <style:style style:name="P4" style:family="paragraph" style:parent-style-name="Standard">
      <style:text-properties officeooo:rsid="001ac2ab" officeooo:paragraph-rsid="002867d0"/>
    </style:style>
    <style:style style:name="P5" style:family="paragraph" style:parent-style-name="Standard">
      <style:text-properties officeooo:rsid="001ac2ab" officeooo:paragraph-rsid="002a26ac"/>
    </style:style>
    <style:style style:name="P6" style:family="paragraph" style:parent-style-name="Standard">
      <style:text-properties officeooo:rsid="001ac2ab" officeooo:paragraph-rsid="00329902"/>
    </style:style>
    <style:style style:name="P7" style:family="paragraph" style:parent-style-name="Standard">
      <style:text-properties fo:font-weight="bold" officeooo:rsid="001ac2ab" officeooo:paragraph-rsid="001ac2ab" style:font-weight-asian="bold" style:font-weight-complex="bold"/>
    </style:style>
    <style:style style:name="P8" style:family="paragraph" style:parent-style-name="Standard">
      <style:text-properties fo:font-weight="bold" officeooo:rsid="001ac2ab" officeooo:paragraph-rsid="0026e284" style:font-weight-asian="bold" style:font-weight-complex="bold"/>
    </style:style>
    <style:style style:name="P9" style:family="paragraph" style:parent-style-name="Standard">
      <style:text-properties fo:font-weight="bold" officeooo:rsid="00262ef6" officeooo:paragraph-rsid="00262ef6" style:font-weight-asian="bold" style:font-weight-complex="bold"/>
    </style:style>
    <style:style style:name="P10" style:family="paragraph" style:parent-style-name="Standard">
      <style:text-properties fo:font-weight="bold" officeooo:rsid="0026e284" officeooo:paragraph-rsid="0026e284" style:font-weight-asian="bold" style:font-weight-complex="bold"/>
    </style:style>
    <style:style style:name="P11" style:family="paragraph" style:parent-style-name="Standard">
      <style:text-properties fo:font-weight="bold" officeooo:rsid="002a2b3b" officeooo:paragraph-rsid="002a2b3b" style:font-weight-asian="bold" style:font-weight-complex="bold"/>
    </style:style>
    <style:style style:name="P12" style:family="paragraph" style:parent-style-name="Standard">
      <style:text-properties fo:font-weight="bold" officeooo:rsid="002a2b3b" officeooo:paragraph-rsid="002bb09e" style:font-weight-asian="bold" style:font-weight-complex="bold"/>
    </style:style>
    <style:style style:name="P13" style:family="paragraph" style:parent-style-name="Standard">
      <style:text-properties fo:font-weight="bold" officeooo:rsid="002867d0" officeooo:paragraph-rsid="002867d0" style:font-weight-asian="bold" style:font-weight-complex="bold"/>
    </style:style>
    <style:style style:name="P14" style:family="paragraph" style:parent-style-name="Standard">
      <style:text-properties officeooo:rsid="0026e284" officeooo:paragraph-rsid="0026e284"/>
    </style:style>
    <style:style style:name="P15" style:family="paragraph" style:parent-style-name="Standard">
      <style:text-properties fo:font-weight="normal" officeooo:rsid="00f34b3e" officeooo:paragraph-rsid="002bb09e" style:font-weight-asian="normal" style:font-weight-complex="normal"/>
    </style:style>
    <style:style style:name="P16" style:family="paragraph" style:parent-style-name="Standard">
      <style:text-properties style:font-name="Times New Roman" fo:font-size="12pt" fo:language="en" fo:country="US" fo:font-weight="bold" officeooo:rsid="002a2b3b" officeooo:paragraph-rsid="0035ae7b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fo:font-weight="bold" officeooo:rsid="001ac2ab" officeooo:paragraph-rsid="0035a2d7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fo:font-weight="bold" officeooo:rsid="002a2b3b" officeooo:paragraph-rsid="0036af9a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fo:font-weight="bold" officeooo:rsid="002a2b3b" officeooo:paragraph-rsid="003796e2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officeooo:paragraph-rsid="0035ae7b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officeooo:paragraph-rsid="0036af9a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officeooo:paragraph-rsid="0035164e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officeooo:paragraph-rsid="0035a2d7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officeooo:paragraph-rsid="003796e2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fo:font-style="italic" officeooo:paragraph-rsid="0035a2d7" style:font-size-asian="12pt" style:language-asian="da" style:country-asian="DK" style:font-style-asian="italic" style:font-name-complex="Times New Roman1" style:font-size-complex="12pt" style:language-complex="ar" style:country-complex="SA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GB" officeooo:paragraph-rsid="0035a2d7" style:font-size-asian="12pt" style:language-asian="da" style:country-asian="DK" style:font-name-complex="Times New Roman1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GB" officeooo:paragraph-rsid="0035ae7b" style:font-size-asian="12pt" style:language-asian="da" style:country-asian="DK" style:font-name-complex="Times New Roman1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GB" officeooo:paragraph-rsid="0035a2d7" style:font-size-asian="12pt" style:language-asian="da" style:country-asian="DK" style:font-name-complex="Times New Roman1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48in"/>
        </style:tab-stops>
      </style:paragraph-properties>
      <style:text-properties style:font-name="Times New Roman" fo:font-size="12pt" fo:language="en" fo:country="GB" officeooo:paragraph-rsid="0035a2d7" style:font-size-asian="12pt" style:language-asian="da" style:country-asian="DK" style:font-name-complex="Times New Roman1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GB" fo:font-style="italic" officeooo:paragraph-rsid="0035a2d7" style:font-size-asian="12pt" style:language-asian="da" style:country-asian="DK" style:font-style-asian="italic" style:font-name-complex="Times New Roman1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da" fo:country="DK" officeooo:paragraph-rsid="0035164e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officeooo:rsid="001ac2ab" officeooo:paragraph-rsid="003465d7" style:font-size-asian="14pt" style:language-asian="da" style:country-asian="DK" style:font-name-complex="Times New Roman1" style:font-size-complex="14pt" style:language-complex="ar" style:country-complex="SA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officeooo:paragraph-rsid="0035a2d7"/>
    </style:style>
    <style:style style:name="P3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officeooo:paragraph-rsid="0035ae7b"/>
    </style:style>
    <style:style style:name="P3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font-weight="bold" officeooo:rsid="001ac2ab" officeooo:paragraph-rsid="0035164e" style:font-weight-asian="bold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ff0000" style:font-name="Times New Roman" fo:font-size="12pt" fo:language="en" fo:country="GB" officeooo:paragraph-rsid="0035a2d7" style:font-size-asian="12pt" style:language-asian="da" style:country-asian="DK" style:font-name-complex="Times New Roman1" style:font-size-complex="12pt" style:language-complex="ar" style:country-complex="SA"/>
    </style:style>
    <style:style style:name="P37" style:family="paragraph" style:parent-style-name="Text_20_body">
      <style:text-properties officeooo:rsid="001d087f" officeooo:paragraph-rsid="001d087f"/>
    </style:style>
    <style:style style:name="P38" style:family="paragraph" style:parent-style-name="Standard">
      <style:text-properties officeooo:rsid="001ac2ab" officeooo:paragraph-rsid="001ac2ab"/>
    </style:style>
    <style:style style:name="P39" style:family="paragraph" style:parent-style-name="Standard">
      <style:text-properties officeooo:rsid="001ac2ab" officeooo:paragraph-rsid="003cfc6b"/>
    </style:style>
    <style:style style:name="P40" style:family="paragraph" style:parent-style-name="Standard">
      <style:text-properties officeooo:rsid="001ac2ab" officeooo:paragraph-rsid="004132ab"/>
    </style:style>
    <style:style style:name="P41" style:family="paragraph" style:parent-style-name="Standard">
      <style:text-properties officeooo:rsid="001ac2ab" officeooo:paragraph-rsid="004323ba"/>
    </style:style>
    <style:style style:name="P42" style:family="paragraph" style:parent-style-name="Standard">
      <style:text-properties style:font-name="Times New Roman" fo:font-size="12pt" fo:language="en" fo:country="US" fo:font-weight="bold" officeooo:rsid="002a2b3b" officeooo:paragraph-rsid="0035ae7b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43" style:family="paragraph" style:parent-style-name="Standard">
      <style:text-properties style:font-name="Times New Roman" fo:font-size="14pt" fo:language="en" fo:country="GB" officeooo:paragraph-rsid="004132ab" style:font-size-asian="14pt" style:language-asian="da" style:country-asian="DK" style:font-name-complex="Times New Roman1" style:font-size-complex="14pt" style:language-complex="ar" style:country-complex="SA"/>
    </style:style>
    <style:style style:name="P44" style:family="paragraph" style:parent-style-name="Standard">
      <style:text-properties fo:font-weight="bold" officeooo:rsid="001ac2ab" officeooo:paragraph-rsid="003cfc6b" style:font-weight-asian="bold" style:font-weight-complex="bold"/>
    </style:style>
    <style:style style:name="P45" style:family="paragraph" style:parent-style-name="Standard">
      <style:text-properties fo:font-weight="bold" officeooo:rsid="001ac2ab" officeooo:paragraph-rsid="004323ba" style:font-weight-asian="bold" style:font-weight-complex="bold"/>
    </style:style>
    <style:style style:name="P46" style:family="paragraph" style:parent-style-name="Standard">
      <style:text-properties fo:font-weight="bold" officeooo:rsid="003fd2ac" officeooo:paragraph-rsid="004132ab" style:font-weight-asian="bold" style:font-weight-complex="bold"/>
    </style:style>
    <style:style style:name="P47" style:family="paragraph" style:parent-style-name="Standard">
      <style:text-properties fo:font-weight="bold" officeooo:rsid="003ab8e7" officeooo:paragraph-rsid="003ab8e7" style:font-weight-asian="bold" style:font-weight-complex="bold"/>
    </style:style>
    <style:style style:name="P48" style:family="paragraph" style:parent-style-name="Standard">
      <style:text-properties fo:font-weight="bold" officeooo:rsid="003ab8e7" officeooo:paragraph-rsid="004132ab" style:font-weight-asian="bold" style:font-weight-complex="bold"/>
    </style:style>
    <style:style style:name="P49" style:family="paragraph" style:parent-style-name="Standard">
      <style:text-properties fo:font-weight="bold" officeooo:rsid="00402b6c" officeooo:paragraph-rsid="004132ab" style:font-weight-asian="bold" style:font-weight-complex="bold"/>
    </style:style>
    <style:style style:name="P50" style:family="paragraph" style:parent-style-name="Standard">
      <style:text-properties fo:font-weight="bold" officeooo:rsid="002a2b3b" officeooo:paragraph-rsid="0035ae7b" style:font-weight-asian="bold" style:font-weight-complex="bold"/>
    </style:style>
    <style:style style:name="P51" style:family="paragraph" style:parent-style-name="Standard">
      <style:text-properties fo:font-weight="bold" officeooo:rsid="00262ef6" officeooo:paragraph-rsid="004132ab" style:font-weight-asian="bold" style:font-weight-complex="bold"/>
    </style:style>
    <style:style style:name="P52" style:family="paragraph" style:parent-style-name="Standard">
      <style:text-properties style:font-name="Times New Roman" fo:font-size="14pt" fo:font-weight="bold" officeooo:rsid="001ac2ab" officeooo:paragraph-rsid="003cfc6b" style:font-size-asian="14pt" style:font-weight-asian="bold" style:font-size-complex="14pt" style:font-weight-complex="bold"/>
    </style:style>
    <style:style style:name="P53" style:family="paragraph" style:parent-style-name="Standard">
      <style:text-properties style:font-name="Times New Roman" fo:font-size="14pt" fo:font-weight="bold" officeooo:rsid="001ac2ab" officeooo:paragraph-rsid="004323ba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rsid="003ab8e7" officeooo:paragraph-rsid="004132ab"/>
    </style:style>
    <style:style style:name="P55" style:family="paragraph" style:parent-style-name="Standard">
      <style:text-properties officeooo:paragraph-rsid="003cfc6b"/>
    </style:style>
    <style:style style:name="P56" style:family="paragraph" style:parent-style-name="Standard">
      <style:text-properties officeooo:rsid="003f19c0" officeooo:paragraph-rsid="004132ab"/>
    </style:style>
    <style:style style:name="P57" style:family="paragraph" style:parent-style-name="Standard">
      <style:text-properties officeooo:rsid="00402b6c" officeooo:paragraph-rsid="004132ab"/>
    </style:style>
    <style:style style:name="P58" style:family="paragraph" style:parent-style-name="Standard">
      <style:text-properties officeooo:paragraph-rsid="004132ab"/>
    </style:style>
    <style:style style:name="P59" style:family="paragraph" style:parent-style-name="Standard">
      <style:text-properties officeooo:paragraph-rsid="004323ba"/>
    </style:style>
    <style:style style:name="P6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officeooo:paragraph-rsid="0035164e"/>
    </style:style>
    <style:style style:name="P6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da" fo:country="DK" fo:font-weight="bold" officeooo:rsid="00262ef6" officeooo:paragraph-rsid="004323ba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6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da" fo:country="DK" officeooo:paragraph-rsid="003cfc6b" style:font-size-asian="12pt" style:language-asian="da" style:country-asian="DK" style:font-name-complex="Times New Roman1" style:font-size-complex="12pt" style:language-complex="ar" style:country-complex="SA"/>
    </style:style>
    <style:style style:name="P6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da" fo:country="DK" officeooo:paragraph-rsid="004323ba" style:font-size-asian="12pt" style:language-asian="da" style:country-asian="DK" style:font-name-complex="Times New Roman1" style:font-size-complex="12pt" style:language-complex="ar" style:country-complex="SA"/>
    </style:style>
    <style:style style:name="P6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fo:font-weight="bold" officeooo:rsid="002a2b3b" officeooo:paragraph-rsid="003796e2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6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fo:font-weight="bold" officeooo:rsid="002a2b3b" officeooo:paragraph-rsid="004132ab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6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officeooo:paragraph-rsid="004132ab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6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4pt" fo:language="da" fo:country="DK" fo:font-weight="bold" officeooo:paragraph-rsid="003cfc6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6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4pt" fo:language="da" fo:country="DK" fo:font-weight="bold" officeooo:paragraph-rsid="004323ba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6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35164e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7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35a2d7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7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35ae7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7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36af9a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7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3796e2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7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4132a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7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officeooo:paragraph-rsid="0035a2d7" style:font-size-asian="14pt" style:language-asian="da" style:country-asian="DK" style:font-name-complex="Times New Roman1" style:font-size-complex="14pt" style:language-complex="ar" style:country-complex="SA" style:font-weight-complex="bold"/>
    </style:style>
    <style:style style:name="P7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officeooo:paragraph-rsid="0035ae7b" style:font-size-asian="14pt" style:language-asian="da" style:country-asian="DK" style:font-name-complex="Times New Roman1" style:font-size-complex="14pt" style:language-complex="ar" style:country-complex="SA" style:font-weight-complex="bold"/>
    </style:style>
    <style:style style:name="P7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GB" fo:font-weight="bold" officeooo:paragraph-rsid="0035a2d7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7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GB" fo:font-weight="bold" officeooo:paragraph-rsid="0035ae7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7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4pt" fo:language="en" fo:country="GB" fo:font-weight="bold" officeooo:paragraph-rsid="0035a2d7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8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GB" fo:font-weight="bold" officeooo:rsid="002867d0" officeooo:paragraph-rsid="004132a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8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4pt" fo:language="en" fo:country="GB" officeooo:paragraph-rsid="0035a2d7" style:font-size-asian="14pt" style:language-asian="da" style:country-asian="DK" style:font-name-complex="Times New Roman1" style:font-size-complex="14pt" style:language-complex="ar" style:country-complex="SA"/>
    </style:style>
    <style:style style:name="P8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GB" officeooo:paragraph-rsid="0035ae7b" style:font-size-asian="14pt" style:language-asian="da" style:country-asian="DK" style:font-name-complex="Times New Roman1" style:font-size-complex="14pt" style:language-complex="ar" style:country-complex="SA"/>
    </style:style>
    <style:style style:name="P8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4pt" fo:language="pt" fo:country="BR" fo:font-weight="bold" officeooo:paragraph-rsid="0035a2d7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8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fo:font-weight="bold" officeooo:paragraph-rsid="004132ab" style:font-weight-asian="bold" style:font-weight-complex="bold"/>
    </style:style>
    <style:style style:name="P85" style:family="paragraph" style:parent-style-name="Heading_20_1">
      <style:text-properties style:font-name="Times New Roman" fo:font-size="12pt" fo:language="da" fo:country="DK" fo:font-weight="bold" officeooo:rsid="00262ef6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86" style:family="paragraph" style:parent-style-name="Heading_20_1">
      <style:text-properties officeooo:paragraph-rsid="004323ba"/>
    </style:style>
    <style:style style:name="T1" style:family="text">
      <style:text-properties officeooo:rsid="001d087f"/>
    </style:style>
    <style:style style:name="T2" style:family="text">
      <style:text-properties officeooo:rsid="001f0b7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a2b3b" style:font-weight-asian="bold" style:font-weight-complex="bold"/>
    </style:style>
    <style:style style:name="T5" style:family="text">
      <style:text-properties officeooo:rsid="00230753"/>
    </style:style>
    <style:style style:name="T6" style:family="text">
      <style:text-properties officeooo:rsid="0024525e"/>
    </style:style>
    <style:style style:name="T7" style:family="text">
      <style:text-properties officeooo:rsid="002867d0"/>
    </style:style>
    <style:style style:name="T8" style:family="text">
      <style:text-properties officeooo:rsid="010fa5e2"/>
    </style:style>
    <style:style style:name="T9" style:family="text">
      <style:text-properties officeooo:rsid="00f5d701"/>
    </style:style>
    <style:style style:name="T10" style:family="text">
      <style:text-properties style:font-name="Times New Roman" fo:font-size="12pt" fo:language="en" fo:country="GB" style:font-size-asian="12pt" style:language-asian="da" style:country-asian="DK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2pt" fo:language="en" fo:country="GB" fo:font-style="italic" style:font-size-asian="12pt" style:language-asian="da" style:country-asian="DK" style:font-style-asian="italic" style:font-name-complex="Times New Roman1" style:font-size-complex="12pt" style:language-complex="ar" style:country-complex="SA"/>
    </style:style>
    <style:style style:name="T12" style:family="text">
      <style:text-properties style:font-name="Times New Roman" fo:font-size="14pt" fo:language="en" fo:country="US" style:font-size-asian="14pt" style:language-asian="da" style:country-asian="DK" style:font-name-complex="Times New Roman1" style:font-size-complex="14pt" style:language-complex="ar" style:country-complex="SA"/>
    </style:style>
    <style:style style:name="T13" style:family="text">
      <style:text-properties style:font-name="Times New Roman" fo:font-size="14pt" fo:language="en" fo:country="US" fo:font-weight="bold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T14" style:family="text">
      <style:text-properties style:font-name="Times New Roman" fo:font-size="14pt" fo:font-weight="bold" officeooo:rsid="00307f60" style:font-size-asian="14pt" style:font-weight-asian="bold" style:font-size-complex="14pt" style:font-weight-complex="bold"/>
    </style:style>
    <style:style style:name="T15" style:family="text">
      <style:text-properties officeooo:rsid="003ab8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6" text:outline-level="1">Bhajans</text:h>
      <text:p text:style-name="P59"><text:span text:style-name="T14"/></text:p>
      <text:p text:style-name="P59"><text:span text:style-name="T14">Ananda Ma</text:span></text:p>
      <text:p text:style-name="P53"/>
      <text:p text:style-name="P41">Em - G - Am - Em</text:p>
      <text:p text:style-name="P41">G - D - Am - Em</text:p>
      <text:p text:style-name="P45"/>
      <text:p text:style-name="P41">Ananda ma</text:p>
      <text:p text:style-name="P41">durka devi</text:p>
      <text:p text:style-name="P41">tsa karam be sri ma</text:p>
      <text:p text:style-name="P41"/>
      <text:p text:style-name="P41">|::|</text:p>
      <text:p text:style-name="P41"/>
      <text:p text:style-name="P41">Jei sri ma</text:p>
      <text:p text:style-name="P41">kali kali ma</text:p>
      <text:p text:style-name="P41">jei sri ma</text:p>
      <text:p text:style-name="P41"/>
      <text:p text:style-name="P41">|::|</text:p>
      <text:p text:style-name="P41"/>
      <text:p text:style-name="P41"/>
      <text:p text:style-name="P68">Om Kali om Mata</text:p>
      <text:p text:style-name="P68"/>
      <text:p text:style-name="P63">Om Kali, om Mata</text:p>
      <text:p text:style-name="P63">Durga devi na monama x2</text:p>
      <text:p text:style-name="P63">Shakti kundalini</text:p>
      <text:p text:style-name="P63">Jagadambe Mata x2</text:p>
      <text:p text:style-name="P6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Ting Songs </text:h>
      <text:p text:style-name="Text_20_body">… <text:span text:style-name="T2">from the nordisk Tingmöte over years; and other similar ones ...</text:span></text:p>
      <text:p text:style-name="P37">22.7.201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African song </text:p>
      <text:p text:style-name="P7"/>
      <text:p text:style-name="P1">Em <text:s text:c="4"/><text:tab/> <text:s/><text:tab/> <text:s/>D <text:s text:c="9"/>Cm7</text:p>
      <text:p text:style-name="P1">Ide were were nita Oshun; Ide were were</text:p>
      <text:p text:style-name="P1"/>
      <text:p text:style-name="P1">Em <text:s/><text:tab/> <text:s text:c="5"/><text:tab/> <text:s/>D<text:tab/> <text:s text:c="5"/>Cm7</text:p>
      <text:p text:style-name="P1">Ide were were nita Oshun; Ide were were nita ya</text:p>
      <text:p text:style-name="P1"/>
      <text:p text:style-name="P1"><text:s text:c="4"/><text:tab/> <text:s text:c="5"/><text:tab/> D <text:tab/>G</text:p>
      <text:p text:style-name="P1">Ocha kiniba, Nita Oshun; Cheké, Cheké, Cheké</text:p>
      <text:p text:style-name="P1"/>
      <text:p text:style-name="P1">D <text:s text:c="3"/><text:tab/>Dm <text:s text:c="6"/>B7</text:p>
      <text:p text:style-name="P1">Nita ya, Ide were were</text:p>
      <text:p text:style-name="P1"/>
      <text:p text:style-name="P2"/>
      <text:p text:style-name="P1"/>
      <text:p text:style-name="P1"/>
      <text:p text:style-name="P1"/>
      <text:p text:style-name="P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"/>
      <text:p text:style-name="P9"/>
      <text:p text:style-name="P9"/>
      <text:p text:style-name="P9"/>
      <text:p text:style-name="P9"/>
      <text:p text:style-name="P10">African song</text:p>
      <text:p text:style-name="P9"/>
      <text:p text:style-name="P3"><text:span text:style-name="T3">Ochum</text:span> Goddess of love</text:p>
      <text:p text:style-name="P3"/>
      <text:p text:style-name="P3">From the Yoruba of Nigeria, dedicated to Oshun, the Goddess of</text:p>
      <text:p text:style-name="P3">Love. <text:span text:style-name="T5">S</text:span>peaks of a necklace as a symbol of initiation into love. One</text:p>
      <text:p text:style-name="P3">giant leap - what about me?</text:p>
      <text:p text:style-name="P3"/>
      <text:p text:style-name="P3"><text:span text:style-name="T6">Alternative </text:span>Chords: </text:p>
      <text:p text:style-name="P3">Am G; F/C</text:p>
      <text:p text:style-name="P3">Am G; C F</text:p>
      <text:p text:style-name="P3">Dm G; C F</text:p>
      <text:p text:style-name="P3">Dm E E7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Mash Allah</text:p>
      <text:p text:style-name="P9"/>
      <text:p text:style-name="P1">How could anyone ever tell you</text:p>
      <text:p text:style-name="P1">You were anything less than beautiful?</text:p>
      <text:p text:style-name="P1"/>
      <text:p text:style-name="P1">How could anyone ever tell you</text:p>
      <text:p text:style-name="P1">You were less than whole?</text:p>
      <text:p text:style-name="P1"/>
      <text:p text:style-name="P1">How could anyone fail to notice</text:p>
      <text:p text:style-name="P1">That your loving is a miracle?</text:p>
      <text:p text:style-name="P1"/>
      <text:p text:style-name="P1">How deeply you're connected to my soul? </text:p>
      <text:p text:style-name="P1"/>
      <text:p text:style-name="P1">Mash allah ..</text:p>
      <text:p text:style-name="P1"/>
      <text:p text:style-name="P9"/>
      <text:p text:style-name="P9">Kiitos</text:p>
      <text:p text:style-name="P9"/>
      <text:p text:style-name="P1">||: Kiitos kiitos päivästä (laulusta/ruuasta/jne.) :||</text:p>
      <text:p text:style-name="P1">||: Se parantaa ja antaa meille voimaa :||</text:p>
      <text:p text:style-name="P1"/>
      <text:p text:style-name="P1">||: Thank you for the day :||</text:p>
      <text:p text:style-name="P1">||: It's healing, it's healing, it's healing us :||</text:p>
      <text:p text:style-name="P9"/>
      <text:p text:style-name="P10"/>
      <text:p text:style-name="P10">Pure earth</text:p>
      <text:p text:style-name="P14"/>
      <text:p text:style-name="P1">Pure earth, warm fire,</text:p>
      <text:p text:style-name="P1">strong wind, deep water</text:p>
      <text:p text:style-name="P1">I can feel them in my body</text:p>
      <text:p text:style-name="P1">I can feel them in my soul</text:p>
      <text:p text:style-name="P1"/>
      <text:p text:style-name="P1">||: Heia heia heia heia heia heia heia hou :||</text:p>
      <text:p text:style-name="P1"/>
      <text:p text:style-name="P84"><text:span text:style-name="T12">Mother I feel you</text:span></text:p>
      <text:p text:style-name="P74"/>
      <text:p text:style-name="P66">Mother I feel you under my feet</text:p>
      <text:p text:style-name="P66">Mother I hear your heartbeat</text:p>
      <text:p text:style-name="P66"/>
      <text:p text:style-name="P66">Eya heya heya, eya heya ho</text:p>
      <text:p text:style-name="P66">Eya heya heya heee hooo!</text:p>
      <text:p text:style-name="P65"/>
      <text:p text:style-name="P65"/>
      <text:p text:style-name="P13">Maa-äiti</text:p>
      <text:p text:style-name="P4"/>
      <text:p text:style-name="P4">Maa-äiti, tunnen sun alla jalkojen</text:p>
      <text:p text:style-name="P4">tunnen ja kuulen, sykkeen sun sydämen</text:p>
      <text:p text:style-name="P4">Heii-jannaa...</text:p>
      <text:p text:style-name="P4"/>
      <text:p text:style-name="P1">Tuli-veljeni, polta vanhat lii-at pois</text:p>
      <text:p text:style-name="P1">jotta tilalle-ee, uutta tulla voo-is</text:p>
      <text:p text:style-name="P1"/>
      <text:p text:style-name="P1"><text:span text:style-name="T7">||: </text:span>Heii-jannaa Haii-jannaa Heii-jannaa Hou. :<text:span text:style-name="T7">||</text:span></text:p>
      <text:p text:style-name="P1"/>
      <text:p text:style-name="P1">Vesi-siskoni, virtaa joo-et mieleeni</text:p>
      <text:p text:style-name="P1">tunnen sun voiman, vesipisarassakin</text:p>
      <text:p text:style-name="P1"/>
      <text:p text:style-name="P1">Heii-jannaa...</text:p>
      <text:p text:style-name="P1"/>
      <text:p text:style-name="P1">Ilma-isäni, tuule läpi ruumiini</text:p>
      <text:p text:style-name="P1">jotta sieluni vapaa olisi</text:p>
      <text:p text:style-name="P1"/>
      <text:p text:style-name="P1">Heii-jannaa...</text:p>
      <text:p text:style-name="P1"/>
      <text:p text:style-name="P1">Sauna-setäni, anna löylyt lämpimät</text:p>
      <text:p text:style-name="P1">jotta mieleni puhdas olisi</text:p>
      <text:p text:style-name="P1"/>
      <text:p text:style-name="P1">Heii-jannaa...</text:p>
      <text:p text:style-name="P60"><text:soft-page-break/><text:span text:style-name="T13">Jewel lotus flower</text:span></text:p>
      <text:p text:style-name="P69"/>
      <text:p text:style-name="P22">There is a jewel lotus flower unfolding</text:p>
      <text:p text:style-name="P22">Deep within my soul</text:p>
      <text:p text:style-name="P22">To be a true lotus flower unfolding</text:p>
      <text:p text:style-name="P22">Is the highest goal</text:p>
      <text:p text:style-name="P22">Ohm mani padme</text:p>
      <text:p text:style-name="P31">Ohm ohm mani</text:p>
      <text:p text:style-name="P31">Ohm mani padme hum</text:p>
      <text:p text:style-name="P35"/>
      <text:p text:style-name="P35"/>
      <text:p text:style-name="P77">We are opening up</text:p>
      <text:p text:style-name="P77"/>
      <text:p text:style-name="P26">We are opening up in sweet surrender </text:p>
      <text:p text:style-name="P33"><text:span text:style-name="T10">to the luminous love light of the one x2</text:span><text:line-break/><text:span text:style-name="T11">we are opening x2</text:span></text:p>
      <text:p text:style-name="P26"/>
      <text:p text:style-name="P26">we are rising up, like a phoenix from the fire</text:p>
      <text:p text:style-name="P26">brothers and sisters spread your wings and fly higher x2</text:p>
      <text:p text:style-name="P30">We are rising up x4</text:p>
      <text:p text:style-name="P36"/>
      <text:p text:style-name="P83"/>
      <text:p text:style-name="P83">Home is where the heart is</text:p>
      <text:p text:style-name="P83"/>
      <text:p text:style-name="P28">Been travelling a day,</text:p>
      <text:p text:style-name="P28">been travelling a year,</text:p>
      <text:p text:style-name="P28">been travelling a life time </text:p>
      <text:p text:style-name="P28">to find my way home.</text:p>
      <text:p text:style-name="P28">Home is where the heart is, x3</text:p>
      <text:p text:style-name="P28">and my heart is with You.</text:p>
      <text:p text:style-name="P28"/>
      <text:p text:style-name="P81"/>
      <text:p text:style-name="P81"/>
      <text:p text:style-name="P79">Let the way of the heart</text:p>
      <text:p text:style-name="P79"/>
      <text:p text:style-name="P29">Let the way of the heart x3</text:p>
      <text:p text:style-name="P29">shine through.</text:p>
      <text:p text:style-name="P29">Love, upon love, upon love</text:p>
      <text:p text:style-name="P29">all hearts are beating as one</text:p>
      <text:p text:style-name="P29">Light upon light upon light</text:p>
      <text:p text:style-name="P29"><text:s/>all disappear into you</text:p>
      <text:p text:style-name="P36"/>
      <text:p text:style-name="P81"/>
      <text:p text:style-name="P79">Let the circle be open</text:p>
      <text:p text:style-name="P79"/>
      <text:p text:style-name="P33"><text:span text:style-name="T10">Let the circle be open,</text:span><text:line-break/><text:span text:style-name="T10">but unbroken.</text:span><text:line-break/><text:span text:style-name="T10">may the peace of the Goddess</text:span><text:line-break/><text:span text:style-name="T10">be ever in our heart.</text:span><text:line-break/><text:span text:style-name="T10">Merry meet and merry part,</text:span><text:line-break/><text:span text:style-name="T10">and merry meet again.</text:span></text:p>
      <text:p text:style-name="P26"/>
      <text:p text:style-name="P75"/>
      <text:p text:style-name="P70">Through your eyes</text:p>
      <text:p text:style-name="P70"/>
      <text:p text:style-name="P23">Through your eyes</text:p>
      <text:p text:style-name="P23">Shines the light</text:p>
      <text:p text:style-name="P23">Mashala, mashala, wonder of god in you</text:p>
      <text:p text:style-name="P25">Mashala <text:s/>x6</text:p>
      <text:p text:style-name="P23">wonder of god in you, wonder of god in you.</text:p>
      <text:p text:style-name="P17"/>
      <text:p text:style-name="P11"/>
      <text:p text:style-name="P51"/>
      <text:p text:style-name="P51"/>
      <text:p text:style-name="P51"/>
      <text:p text:style-name="P43"><text:span text:style-name="T3"/></text:p>
      <text:p text:style-name="P82"><text:soft-page-break/><text:span text:style-name="T3">River flowing</text:span></text:p>
      <text:p text:style-name="P78"/>
      <text:p text:style-name="P27">The river is flowing, </text:p>
      <text:p text:style-name="P34"><text:span text:style-name="T10">flowing and growing.</text:span><text:line-break/><text:span text:style-name="T10">The river is flowing</text:span><text:line-break/><text:span text:style-name="T10">back to the sea. </text:span></text:p>
      <text:p text:style-name="P27">Oh mother carry me</text:p>
      <text:p text:style-name="P27">A child I will always be</text:p>
      <text:p text:style-name="P27">Oh mother carry me back to the sea.</text:p>
      <text:p text:style-name="P27"/>
      <text:p text:style-name="P27">The moon, she is waiting</text:p>
      <text:p text:style-name="P27">Waxing and waning</text:p>
      <text:p text:style-name="P27">The moon she is waiting</text:p>
      <text:p text:style-name="P27">For us to be free.</text:p>
      <text:p text:style-name="P27">Sister moon watch over me</text:p>
      <text:p text:style-name="P27">A child I will always be</text:p>
      <text:p text:style-name="P27">Sister moon watch over me</text:p>
      <text:p text:style-name="P27">Until we are free.</text:p>
      <text:p text:style-name="P27"/>
      <text:p text:style-name="P27">The sun he is shining</text:p>
      <text:p text:style-name="P27">Brightly he is shining</text:p>
      <text:p text:style-name="P27">The sun he is shining</text:p>
      <text:p text:style-name="P27">Lighting the way</text:p>
      <text:p text:style-name="P27">Father sun shine over me</text:p>
      <text:p text:style-name="P27">A child I will always be</text:p>
      <text:p text:style-name="P27">Father sun shine over me</text:p>
      <text:p text:style-name="P27">Until I can see.</text:p>
      <text:p text:style-name="P20"/>
      <text:p text:style-name="P76"/>
      <text:p text:style-name="P71"/>
      <text:p text:style-name="P71"/>
      <text:p text:style-name="P71"/>
      <text:p text:style-name="P71"/>
      <text:p text:style-name="P71">Fly like an eagle</text:p>
      <text:p text:style-name="P71"/>
      <text:p text:style-name="P20">I fly like an eagle</text:p>
      <text:p text:style-name="P20">Flying so high</text:p>
      <text:p text:style-name="P20">Circling the universe</text:p>
      <text:p text:style-name="P20">On wings of pure light</text:p>
      <text:p text:style-name="P20">Hey wichi chayo, wichichay aye</text:p>
      <text:p text:style-name="P20">Hey wichi chayo, wichichay ayo</text:p>
      <text:p text:style-name="P20"/>
      <text:p text:style-name="P20">We all fly like eagles….</text:p>
      <text:p text:style-name="P16"/>
      <text:p text:style-name="P16"/>
      <text:p text:style-name="P18"/>
      <text:p text:style-name="P73">Earth my body</text:p>
      <text:p text:style-name="P73"/>
      <text:p text:style-name="P24">Earth my body</text:p>
      <text:p text:style-name="P24">Water my blood</text:p>
      <text:p text:style-name="P24">Air my breath </text:p>
      <text:p text:style-name="P24">And fire my spirit.</text:p>
      <text:p text:style-name="P19"/>
      <text:p text:style-name="P19"/>
      <text:p text:style-name="P51">Coconut tree</text:p>
      <text:p text:style-name="P40"/>
      <text:p text:style-name="P40">||: I left my family I left my life</text:p>
      <text:p text:style-name="P40">now I live in a coconut tree :||</text:p>
      <text:p text:style-name="P40">||: It's good, good, good to be free</text:p>
      <text:p text:style-name="P40">singing with the birds, and swim in the sea :||</text:p>
      <text:p text:style-name="P80"/>
      <text:p text:style-name="P50"/>
      <text:p text:style-name="P50"/>
      <text:p text:style-name="P48"/>
      <text:p text:style-name="P48"/>
      <text:p text:style-name="P48"/>
      <text:p text:style-name="P48"/>
      <text:p text:style-name="P48"><text:soft-page-break/>Kalevala-sävelmä</text:p>
      <text:p text:style-name="P48"/>
      <text:p text:style-name="P54">A A B B C A B B</text:p>
      <text:p text:style-name="P54">Va-ka Van-ha Väi-nä-möi-nen</text:p>
      <text:p text:style-name="P54">C A D C B C A A</text:p>
      <text:p text:style-name="P54">Tie-tä-jä i-än i-kui-nen </text:p>
      <text:p text:style-name="P54"/>
      <text:p text:style-name="P54">Haikea versio</text:p>
      <text:p text:style-name="P54">D D D A D C B B</text:p>
      <text:p text:style-name="P54">D D D C B C A A </text:p>
      <text:p text:style-name="P54"/>
      <text:p text:style-name="P54"/>
      <text:p text:style-name="P49">Terve löyly</text:p>
      <text:p text:style-name="P49"/>
      <text:p text:style-name="P54">Terve löyly, terve lämmin</text:p>
      <text:p text:style-name="P54">terve henkäys kiukainen,</text:p>
      <text:p text:style-name="P54">kylpy lämpimäin kivisten,</text:p>
      <text:p text:style-name="P54">hiki vanhan Väinämöisen.</text:p>
      <text:p text:style-name="P54">Löylystä vihannan vihdan,</text:p>
      <text:p text:style-name="P54">tervan voimasta terveiden.</text:p>
      <text:p text:style-name="P54"/>
      <text:p text:style-name="P54">Löyly kiukahan kivestä,</text:p>
      <text:p text:style-name="P54">löyly saunan sammalista.</text:p>
      <text:p text:style-name="P54">Tervehyttä tekemähän,</text:p>
      <text:p text:style-name="P54">rauhoa rakentamahan,</text:p>
      <text:p text:style-name="P54">kipehille voitehiksi,</text:p>
      <text:p text:style-name="P54">pahoille parantehiksi.</text:p>
      <text:p text:style-name="P54"/>
      <text:p text:style-name="P54"/>
      <text:p text:style-name="P49"/>
      <text:p text:style-name="P49"/>
      <text:p text:style-name="P49"/>
      <text:p text:style-name="P49"/>
      <text:p text:style-name="P49"/>
      <text:p text:style-name="P49">Tule löylyhyn Jumala</text:p>
      <text:p text:style-name="P54"><text:span text:style-name="T3"/></text:p>
      <text:p text:style-name="P54">Tule löylyhyn, Jumala,</text:p>
      <text:p text:style-name="P54">Iso ilman, lämpimähän,</text:p>
      <text:p text:style-name="P54">Terveyttä tekemähän,</text:p>
      <text:p text:style-name="P54">Rauhoa rakentamahan</text:p>
      <text:p text:style-name="P54">Lyötä maahan liika löyly</text:p>
      <text:p text:style-name="P54">Paha löyly pois lähetä</text:p>
      <text:p text:style-name="P54">Ettei polta tyttöjäsi</text:p>
      <text:p text:style-name="P54">Turmele tekemiäsi</text:p>
      <text:p text:style-name="P54">Minkä vettä viskaelen</text:p>
      <text:p text:style-name="P54">Noille kuumille kivillen</text:p>
      <text:p text:style-name="P54">Se medeksi muuttukohon</text:p>
      <text:p text:style-name="P54">Simaksi sirahtakohon</text:p>
      <text:p text:style-name="P54">Juoskohon joki metinen</text:p>
      <text:p text:style-name="P54">Simalampi laikkukohon</text:p>
      <text:p text:style-name="P54">Läpi kiukahan kivisen</text:p>
      <text:p text:style-name="P54">Läpi saunan sammalisen!</text:p>
      <text:p text:style-name="P54"/>
      <text:p text:style-name="P48">Finlandia-hymni</text:p>
      <text:p text:style-name="P48"/>
      <text:p text:style-name="P54">Oi Suomi, katso, sinun päiväs koittaa,</text:p>
      <text:p text:style-name="P54">yön uhka karkoitettu on jo pois,</text:p>
      <text:p text:style-name="P54">ja aamun kiuru kirkkaudessa soittaa</text:p>
      <text:p text:style-name="P54">kuin itse taivahan kansi sois.</text:p>
      <text:p text:style-name="P54">Yön vallat aamun valkeus jo voittaa,</text:p>
      <text:p text:style-name="P54">sun päiväs koittaa, oi synnyinmaa!</text:p>
      <text:p text:style-name="P54"/>
      <text:p text:style-name="P54">Oi nouse, Suomi, nosta korkealle</text:p>
      <text:p text:style-name="P54">pääs seppelöimä suurten muistojen,</text:p>
      <text:p text:style-name="P54">oi nouse, Suomi, näytit maailmalle</text:p>
      <text:p text:style-name="P54">sa että karkoitit orjuuden</text:p>
      <text:p text:style-name="P54">ja ettet taipunut sa sorron alle,</text:p>
      <text:p text:style-name="P54">on aamus alkanut, synnyinmaa!</text:p>
      <text:p text:style-name="P54"><text:soft-page-break/><text:span text:style-name="T3">Juurilaulu</text:span></text:p>
      <text:p text:style-name="P48"/>
      <text:p text:style-name="P54">kuulumme piiriin <text:s/>(c c c h c c)</text:p>
      <text:p text:style-name="P54">kuulumme piiriin <text:s/>(c c d e c c) </text:p>
      <text:p text:style-name="P54">aikojen takaa <text:s text:c="4"/>(c c d e e e)</text:p>
      <text:p text:style-name="P54">takaisin kiertoon (e d h h c c)</text:p>
      <text:p text:style-name="P54"/>
      <text:p text:style-name="P54"/>
      <text:p text:style-name="P48">Lampaanpolska (kekrilaulu)</text:p>
      <text:p text:style-name="P48"/>
      <text:p text:style-name="P54">:/Yksi kaksi kolme neljä</text:p>
      <text:p text:style-name="P54"/>
      <text:p text:style-name="P54">anna iloinen olla</text:p>
      <text:p text:style-name="P54"/>
      <text:p text:style-name="P54">koska suru tulee </text:p>
      <text:p text:style-name="P54"/>
      <text:p text:style-name="P54">anna hänen mennä/:</text:p>
      <text:p text:style-name="P54"/>
      <text:p text:style-name="P54">:/Paarmat ne laulaa</text:p>
      <text:p text:style-name="P54"/>
      <text:p text:style-name="P54">neljä hiirtä hyppelee</text:p>
      <text:p text:style-name="P54"/>
      <text:p text:style-name="P54">kissi lyöpi trummun päälle</text:p>
      <text:p text:style-name="P54"/>
      <text:p text:style-name="P54">ja koko maailma pauhaa./:</text:p>
      <text:p text:style-name="P54"/>
      <text:p text:style-name="P54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Tupakkarulla</text:p>
      <text:p text:style-name="P57"/>
      <text:p text:style-name="P54">Tuu tuu tupakkarulla</text:p>
      <text:p text:style-name="P54">mistäs tiesit tänne tulla?</text:p>
      <text:p text:style-name="P54">Tulin pitkin turun tietä,</text:p>
      <text:p text:style-name="P54">hämäläisten härkätietä.</text:p>
      <text:p text:style-name="P54"/>
      <text:p text:style-name="P54">Mistäs tunsit meidän portin?</text:p>
      <text:p text:style-name="P54">Siitä tunsin uuden portin:</text:p>
      <text:p text:style-name="P54">haka alla, pyörä päällä</text:p>
      <text:p text:style-name="P54">karhun talja portin päällä</text:p>
      <text:p text:style-name="P54"/>
      <text:p text:style-name="P54">Uni kysyi uunin päältä,</text:p>
      <text:p text:style-name="P54">unen poika porstuasta:</text:p>
      <text:p text:style-name="P54">Onko lasta kätkyeessä,</text:p>
      <text:p text:style-name="P54">pientä peitteiden sisässä?</text:p>
      <text:p text:style-name="P54"/>
      <text:p text:style-name="P54">Tuoppa unta tuokkosessa,</text:p>
      <text:p text:style-name="P54">kanna vaski vakkasessa,</text:p>
      <text:p text:style-name="P54">sillä silmät sivele, </text:p>
      <text:p text:style-name="P54">näkymiset näppäele.</text:p>
      <text:p text:style-name="P54"/>
      <text:p text:style-name="P54">Nuku nuku nurmilintu,</text:p>
      <text:p text:style-name="P54">väsy väsy västäräkki,</text:p>
      <text:p text:style-name="P54">nuku kun minä nukutan,</text:p>
      <text:p text:style-name="P54">väsy kun minä väsytän.</text:p>
      <text:p text:style-name="P54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Laulu oravasta</text:p>
      <text:p text:style-name="P48"/>
      <text:p text:style-name="P54">Makeasti oravainen </text:p>
      <text:p text:style-name="P54">Makaa sammalhuoneessansa; </text:p>
      <text:p text:style-name="P54">Sinnepä ei Hallin hammas </text:p>
      <text:p text:style-name="P54">Eikä metsämiehen ansa </text:p>
      <text:p text:style-name="P54">Ehtineet milloinkaan. <text:s/></text:p>
      <text:p text:style-name="P54"/>
      <text:p text:style-name="P54">Kammiostaan korkeasta </text:p>
      <text:p text:style-name="P54">Katselee hän mailman piirii,</text:p>
      <text:p text:style-name="P54">Taisteloa allans´ monta; </text:p>
      <text:p text:style-name="P54">Havu-oksan rauhan-viiri </text:p>
      <text:p text:style-name="P54">Päällänsä liepoittaa.</text:p>
      <text:p text:style-name="P54"/>
      <text:p text:style-name="P54">Mikä elo onnellinen</text:p>
      <text:p text:style-name="P54">Keinuvassa kehtolinnass´!</text:p>
      <text:p text:style-name="P54">Siellä kiikkuu oravainen</text:p>
      <text:p text:style-name="P54">Armaan kuusen äitinrinnass´:</text:p>
      <text:p text:style-name="P54">Metsolan kantele soi!</text:p>
      <text:p text:style-name="P54"/>
      <text:p text:style-name="P54">Siellä torkkuu heiluhäntä</text:p>
      <text:p text:style-name="P54">Akkunalla pienoisella,</text:p>
      <text:p text:style-name="P54">Linnut laulain taivaan alla </text:p>
      <text:p text:style-name="P54">Saattaa hänen iltasella</text:p>
      <text:p text:style-name="P54">Unien Kultalaan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Lapinäidin kehtolaulu</text:p>
      <text:p text:style-name="P46"/>
      <text:p text:style-name="P54">Äiti lasta tuudittaa, lasta tuntureiden. </text:p>
      <text:p text:style-name="P54">Päivä taakse kaikkoaa ylhäin tähtivöiden. </text:p>
      <text:p text:style-name="P54">Vaikka kylmä hallayö toiveet usein maahan lyö, </text:p>
      <text:p text:style-name="P54">kerran lapsein lahjaks saa </text:p>
      <text:p text:style-name="P54">nää kairain kultamaat. </text:p>
      <text:p text:style-name="P54"/>
      <text:p text:style-name="P54">Sulje silmät pienoinen, uinu onnen unta. </text:p>
      <text:p text:style-name="P54">Suuri on ja ihmeinen onnen valtakunta. </text:p>
      <text:p text:style-name="P54">Kun sa suureks vartut vain mailla aavain aukeain </text:p>
      <text:p text:style-name="P54">kerran lapsein lahjaks saat </text:p>
      <text:p text:style-name="P54">nää laajat Lapin maat. </text:p>
      <text:p text:style-name="P54"/>
      <text:p text:style-name="P54">Naa na naa na naa na naa... </text:p>
      <text:p text:style-name="P54">Räiske Pohjan loimujen </text:p>
      <text:p text:style-name="P54">tuisku, viima tuulien, </text:p>
      <text:p text:style-name="P54">kehtolaulua vain ne, lapin lapselle. <text:s/></text:p>
      <text:p text:style-name="P54"/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pan text:style-name="T3"/></text:p>
      <text:p text:style-name="P56"><text:soft-page-break/><text:span text:style-name="T3">Lapin kesä</text:span> </text:p>
      <text:p text:style-name="P54"/>
      <text:p text:style-name="P54">Lapissa kaikki kukkii nopeasti</text:p>
      <text:p text:style-name="P54">maa, ruoho, ohra, vaivaiskoivutkin</text:p>
      <text:p text:style-name="P54">tuon usein tuntenut oon raskahasti</text:p>
      <text:p text:style-name="P54">kun katson kansan tämän vaiheisiin</text:p>
      <text:p text:style-name="P54"/>
      <text:p text:style-name="P54">Miks meillä kaikki kaunis tahtoo kuolta</text:p>
      <text:p text:style-name="P54">ja suuri surkastua alhaiseen</text:p>
      <text:p text:style-name="P54">miks meillä niin on monta mielipuolta</text:p>
      <text:p text:style-name="P54">ja vähän käyttäjiä kanteleen</text:p>
      <text:p text:style-name="P54"/>
      <text:p text:style-name="P54">Miks miestä täällä kaikkialla kaatuu</text:p>
      <text:p text:style-name="P54">kuin heinää, miestä toiveen tosiaan</text:p>
      <text:p text:style-name="P54">miest aatteen, tunteen miestä kaikki maatuu</text:p>
      <text:p text:style-name="P54">tai kesken toimiansa katkeaa</text:p>
      <text:p text:style-name="P54"/>
      <text:p text:style-name="P54">Muualla tulta säihkyy harmaahapset</text:p>
      <text:p text:style-name="P54">vanhoissa hehkuu hengen aurinko</text:p>
      <text:p text:style-name="P54">meill' ukkoina jo syntyy sylilapset</text:p>
      <text:p text:style-name="P54">ja nuori mies on hautaan valmis jo</text:p>
      <text:p text:style-name="P54"/>
      <text:p text:style-name="P54">Ja minä itse, miksi näitä mietin</text:p>
      <text:p text:style-name="P54">se merkki varhaisen on vanhuuden</text:p>
      <text:p text:style-name="P54">miks seuraa käskyä en veren vietin</text:p>
      <text:p text:style-name="P54">vaan kansain kohtaloita huokailen</text:p>
      <text:p text:style-name="P54"/>
      <text:p text:style-name="P54">On vastaus vain yksi: lapin suvi</text:p>
      <text:p text:style-name="P54">sit' aatellessa mun mielein apeutuu</text:p>
      <text:p text:style-name="P54">on lyhyt lapin linnunlaulu, huvi</text:p>
      <text:p text:style-name="P54">ja kukkain kukoistus ja riemu muu</text:p>
      <text:p text:style-name="P54"/>
      <text:p text:style-name="P54">Mut pitkä vain on talven valta, hetken</text:p>
      <text:p text:style-name="P54">tääl' aatteet levähtää kuin lennostaan</text:p>
      <text:p text:style-name="P54">kun taas ne alkaa tuon aurinkoisen retken</text:p>
      <text:p text:style-name="P54">ja jättävät jo jäisen lapinmaan</text:p>
      <text:p text:style-name="P54"/>
      <text:p text:style-name="P54">Oi, valkolinnut, te vieraat lapin kesän</text:p>
      <text:p text:style-name="P54">te suuret aatteet, mä teitä tervehdän</text:p>
      <text:p text:style-name="P54">oi, tänne jääkää tänne tehden pesän</text:p>
      <text:p text:style-name="P54">jos muutattekin maihin etelän</text:p>
      <text:p text:style-name="P54"/>
      <text:p text:style-name="P54">Oi, oppi ottakaatte joutsenista</text:p>
      <text:p text:style-name="P54">ne lähtee syksyin, mut palaa keväisin</text:p>
      <text:p text:style-name="P54">on meidän rannoillamme rauhallista</text:p>
      <text:p text:style-name="P54">ja turvaisa on rinne tunturin</text:p>
      <text:p text:style-name="P54"/>
      <text:p text:style-name="P54">Havisten halki ilman lentäkäätte</text:p>
      <text:p text:style-name="P54">tekoja luokaa, maita valaiskaa</text:p>
      <text:p text:style-name="P54">kun talven poistuneen te täältä näätte</text:p>
      <text:p text:style-name="P58"><text:span text:style-name="T15">ma rukoilen, ma pyydän, oi palatkaa</text:span></text:p>
      <text:p text:style-name="P58"><text:span text:style-name="T4"/></text:p>
      <text:p text:style-name="P58"><text:span text:style-name="T4"/></text:p>
      <text:p text:style-name="P58"><text:span text:style-name="T4">Sources</text:span></text:p>
      <text:p text:style-name="P11"/>
      <text:p text:style-name="P15"><text:span text:style-name="T8">These songs and their explanations have been collected from various sources over time. </text:span>This is work in progress, <text:span text:style-name="T9">and made for private purposes and sharing</text:span>. Other sources may have been used and will be added where appropriate. </text:p>
      <text:p text:style-name="P12"/>
      <text:p text:style-name="P5"><text:span text:style-name="T1">Also </text:span>Check http://www.ourchants.org/about-us</text:p>
      <text:p text:style-name="P5">(under construction 20.11.2014 - seems promising)</text:p>
      <text:p text:style-name="P5"/>
      <text:p text:style-name="P47"/>
      <text:p text:style-name="P47"/>
      <text:h text:style-name="P8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order="none" fo:padding="0in" style:shadow="none" style:writing-mode="lr-tb" style:footnote-max-height="0in">
        <style:columns fo:column-count="2" fo:column-gap="0.05in">
          <style:column-sep style:width="0.0035in" style:color="#000000" style:height="100%" style:style="solid"/>
          <style:column style:rel-width="32767*" fo:start-indent="0in" fo:end-indent="0.0252in"/>
          <style:column style:rel-width="32768*" fo:start-indent="0.0252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23:13:37.638690813</meta:creation-date>
    <dc:date>2015-07-23T11:37:06.660262476</dc:date>
    <meta:editing-duration>PT38M55S</meta:editing-duration>
    <meta:editing-cycles>45</meta:editing-cycles>
    <meta:generator>LibreOffice/4.4.2.2$Linux_X86_64 LibreOffice_project/40m0$Build-2</meta:generator>
    <meta:document-statistic meta:table-count="0" meta:image-count="0" meta:object-count="0" meta:page-count="10" meta:paragraph-count="323" meta:word-count="1473" meta:character-count="8593" meta:non-whitespace-character-count="7334"/>
  </office:meta>
</office:document-meta>
</file>